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199cm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master-page-name="Standard">
      <style:paragraph-properties fo:margin-top="0.4cm" fo:margin-bottom="0.199cm" style:page-number="auto" fo:break-before="auto" fo:break-after="auto"/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ans" fo:font-size="14pt" fo:font-weight="bold" style:font-style-asian="normal" style:font-weight-asian="bold" style:font-size-complex="14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en</text:p>
      <text:p text:style-name="UBUcuerpoTrabajo">{En este primer apartado se hace una <text:span text:style-name="T3">breve</text:span> presentación del tema que se aborda en el proyecto.}<text:note text:id="ftn1" text:note-class="footnote"><text:note-citation>1</text:note-citation><text:note-body><text:p text:style-name="Footnote">Estilo de párrafo «UBUcuerpoTrabajo» justificado, separación silábica (&gt;=3 caracteres); sangría 1ª línea 0'5cm; espacio después del párrafo 0'2cm; fuente serif 12 puntos</text:p></text:note-body></text:note></text:p>
      <text:p text:style-name="P1"><text:span text:style-name="inglés"><text:span text:style-name="T2">Abstract</text:span></text:span></text:p>
      <text:p text:style-name="Abstract"><text:span text:style-name="inglés">{A </text:span><text:span text:style-name="inglés"><text:span text:style-name="T3">brief</text:span></text:span><text:span text:style-name="inglés"> presentation of the topic addressed in the project.}</text:span><text:span text:style-name="inglés"><text:note text:id="ftn2" text:note-class="footnote"><text:note-citation>2</text:note-citation><text:note-body><text:p text:style-name="Footnote">Estilo de párrafo «Abstract» Cursiva + diccionario inglés + todo el estilo «UBUcuerpoTrabajo»<text:line-break/>Estilo de carácter «inglés» Cursiva + diccionario inglés</text:p></text:note-body></text:note></text:span></text:p>
      <text:h text:style-name="P2" text:outline-level="1"><text:span text:style-name="inglés">Introducción</text:span><text:span text:style-name="inglés"><text:note text:id="ftn3" text:note-class="footnote"><text:note-citation>3</text:note-citation><text:note-body><text:p text:style-name="Footnote">Estilo de párrafo «Encabezado 1» numerado en romano, alineado a la izquierda, sangría 0'75, 1º línea -0'25; espacio antes del párrafo 0'8, después del párrafo 0'2cm; fuente sans serif 16 puntos negrita y versalitas (no escribáis en mayúsculas el estilo se encarga de ello)</text:p></text:note-body></text:note></text:span></text:h>
      <text:p text:style-name="UBUcuerpoTrabajo"><text:span text:style-name="inglés"><text:span text:style-name="T1">{Descripción del contenido del trabajo y del estructra de la memoria y del resto de materiales entregados.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>
      <style:paragraph-properties fo:margin-left="0cm" fo:margin-right="0cm" fo:margin-top="0cm" fo:margin-bottom="0cm" fo:text-indent="0.499cm" style:auto-text-indent="false"/>
      <style:text-properties style:font-size-asian="10.5pt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tract" style:family="paragraph" style:parent-style-name="UBUcuerpoTrabajo">
      <style:text-properties fo:language="en" fo:country="US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ne_20_numbering" style:display-name="Line numbering" style:family="text"/>
    <style:style style:name="inglés" style:family="text">
      <style:text-properties fo:language="en" fo:country="US" fo:font-style="itali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1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1_Introduccion.odt</text:file-name> v.<text:editing-cycles>43</text:editing-cycles> <text:modification-date style:data-style-name="N103">24/nov/15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09:02</meta:creation-date>
    <meta:generator>OpenOffice/4.1.1$Unix OpenOffice.org_project/411m6$Build-9775</meta:generator>
    <dc:date>2015-11-24T16:19:24</dc:date>
    <dc:creator>Carlos Pardo Aguilar</dc:creator>
    <meta:editing-duration>PT2H5M8S</meta:editing-duration>
    <meta:editing-cycles>43</meta:editing-cycles>
    <meta:document-statistic meta:table-count="0" meta:image-count="0" meta:object-count="0" meta:page-count="2" meta:paragraph-count="10" meta:word-count="141" meta:character-count="922"/>
  </office:meta>
</office:document-meta>
</file>